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74.42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eader_inf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tation Name: VALENTIA OBSERVATO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ion Height: 24 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titude:51.936 <text:s/></text:p>
          </table:table-cell>
          <table:table-cell office:value-type="string" calcext:value-type="string">
            <text:p>Longitude: -10.238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e: <text:s/>- <text:s/>Date and Time (utc)</text:p>
          </table:table-cell>
          <table:table-cell table:formula="of:=RIGHT([.A6]; [.E6])" office:value-type="string" office:string-value="Date and Time (utc)" calcext:value-type="string">
            <text:p>Date and Time (utc)</text:p>
          </table:table-cell>
          <table:table-cell table:formula="of:=FIND(&quot; - &quot;; [.A6])" office:value-type="float" office:value="7" calcext:value-type="float">
            <text:p>7</text:p>
          </table:table-cell>
          <table:table-cell table:formula="of:=LEN([.A6])" office:value-type="float" office:value="29" calcext:value-type="float">
            <text:p>29</text:p>
          </table:table-cell>
          <table:table-cell table:formula="of:=[.D6]-[.C6]-3" office:value-type="float" office:value="19" calcext:value-type="float">
            <text:p>19</text:p>
          </table:table-cell>
          <table:table-cell table:formula="of:=&quot;&quot;&quot;&quot;&amp;[.B6]&amp;&quot;&quot;&quot;,&quot;" office:value-type="string" office:string-value="&quot;Date and Time (utc)&quot;," calcext:value-type="string">
            <text:p>"Date and Time (utc)",</text:p>
          </table:table-cell>
        </table:table-row>
        <table:table-row table:style-name="ro1">
          <table:table-cell office:value-type="string" calcext:value-type="string">
            <text:p>rain: <text:s/>- <text:s/>Precipitation Amount (mm)</text:p>
          </table:table-cell>
          <table:table-cell table:formula="of:=RIGHT([.A7]; [.E7])" office:value-type="string" office:string-value="Precipitation Amount (mm)" calcext:value-type="string">
            <text:p>Precipitation Amount (mm)</text:p>
          </table:table-cell>
          <table:table-cell table:formula="of:=FIND(&quot; - &quot;; [.A7])" office:value-type="float" office:value="7" calcext:value-type="float">
            <text:p>7</text:p>
          </table:table-cell>
          <table:table-cell table:formula="of:=LEN([.A7])" office:value-type="float" office:value="35" calcext:value-type="float">
            <text:p>35</text:p>
          </table:table-cell>
          <table:table-cell table:formula="of:=[.D7]-[.C7]-3" office:value-type="float" office:value="25" calcext:value-type="float">
            <text:p>25</text:p>
          </table:table-cell>
          <table:table-cell table:formula="of:=&quot;&quot;&quot;&quot;&amp;[.B7]&amp;&quot;&quot;&quot;,&quot;" office:value-type="string" office:string-value="&quot;Precipitation Amount (mm)&quot;," calcext:value-type="string">
            <text:p>"Precipitation Amount (mm)",</text:p>
          </table:table-cell>
        </table:table-row>
        <table:table-row table:style-name="ro1">
          <table:table-cell office:value-type="string" calcext:value-type="string">
            <text:p>temp: <text:s/>- <text:s/>Air Temperature (C)</text:p>
          </table:table-cell>
          <table:table-cell table:formula="of:=RIGHT([.A8]; [.E8])" office:value-type="string" office:string-value="Air Temperature (C)" calcext:value-type="string">
            <text:p>Air Temperature (C)</text:p>
          </table:table-cell>
          <table:table-cell table:formula="of:=FIND(&quot; - &quot;; [.A8])" office:value-type="float" office:value="7" calcext:value-type="float">
            <text:p>7</text:p>
          </table:table-cell>
          <table:table-cell table:formula="of:=LEN([.A8])" office:value-type="float" office:value="29" calcext:value-type="float">
            <text:p>29</text:p>
          </table:table-cell>
          <table:table-cell table:formula="of:=[.D8]-[.C8]-3" office:value-type="float" office:value="19" calcext:value-type="float">
            <text:p>19</text:p>
          </table:table-cell>
          <table:table-cell table:formula="of:=&quot;&quot;&quot;&quot;&amp;[.B8]&amp;&quot;&quot;&quot;,&quot;" office:value-type="string" office:string-value="&quot;Air Temperature (C)&quot;," calcext:value-type="string">
            <text:p>"Air Temperature (C)",</text:p>
          </table:table-cell>
        </table:table-row>
        <table:table-row table:style-name="ro1">
          <table:table-cell office:value-type="string" calcext:value-type="string">
            <text:p>wetb: <text:s/>- <text:s/>Wet Bulb Temperature (C)</text:p>
          </table:table-cell>
          <table:table-cell table:formula="of:=RIGHT([.A9]; [.E9])" office:value-type="string" office:string-value="Wet Bulb Temperature (C)" calcext:value-type="string">
            <text:p>Wet Bulb Temperature (C)</text:p>
          </table:table-cell>
          <table:table-cell table:formula="of:=FIND(&quot; - &quot;; [.A9])" office:value-type="float" office:value="7" calcext:value-type="float">
            <text:p>7</text:p>
          </table:table-cell>
          <table:table-cell table:formula="of:=LEN([.A9])" office:value-type="float" office:value="34" calcext:value-type="float">
            <text:p>34</text:p>
          </table:table-cell>
          <table:table-cell table:formula="of:=[.D9]-[.C9]-3" office:value-type="float" office:value="24" calcext:value-type="float">
            <text:p>24</text:p>
          </table:table-cell>
          <table:table-cell table:formula="of:=&quot;&quot;&quot;&quot;&amp;[.B9]&amp;&quot;&quot;&quot;,&quot;" office:value-type="string" office:string-value="&quot;Wet Bulb Temperature (C)&quot;," calcext:value-type="string">
            <text:p>"Wet Bulb Temperature (C)",</text:p>
          </table:table-cell>
        </table:table-row>
        <table:table-row table:style-name="ro1">
          <table:table-cell office:value-type="string" calcext:value-type="string">
            <text:p>dewpt: - <text:s/>Dew Point Temperature (C)</text:p>
          </table:table-cell>
          <table:table-cell table:formula="of:=RIGHT([.A10]; [.E10])" office:value-type="string" office:string-value="Dew Point Temperature (C)" calcext:value-type="string">
            <text:p>Dew Point Temperature (C)</text:p>
          </table:table-cell>
          <table:table-cell table:formula="of:=FIND(&quot; - &quot;; [.A10])" office:value-type="float" office:value="7" calcext:value-type="float">
            <text:p>7</text:p>
          </table:table-cell>
          <table:table-cell table:formula="of:=LEN([.A10])" office:value-type="float" office:value="35" calcext:value-type="float">
            <text:p>35</text:p>
          </table:table-cell>
          <table:table-cell table:formula="of:=[.D10]-[.C10]-3" office:value-type="float" office:value="25" calcext:value-type="float">
            <text:p>25</text:p>
          </table:table-cell>
          <table:table-cell table:formula="of:=&quot;&quot;&quot;&quot;&amp;[.B10]&amp;&quot;&quot;&quot;,&quot;" office:value-type="string" office:string-value="&quot;Dew Point Temperature (C)&quot;," calcext:value-type="string">
            <text:p>"Dew Point Temperature (C)",</text:p>
          </table:table-cell>
        </table:table-row>
        <table:table-row table:style-name="ro1">
          <table:table-cell office:value-type="string" calcext:value-type="string">
            <text:p>rhum: <text:s/>- <text:s/>Relative Humidity (%)</text:p>
          </table:table-cell>
          <table:table-cell table:formula="of:=RIGHT([.A11]; [.E11])" office:value-type="string" office:string-value="Relative Humidity (%)" calcext:value-type="string">
            <text:p>Relative Humidity (%)</text:p>
          </table:table-cell>
          <table:table-cell table:formula="of:=FIND(&quot; - &quot;; [.A11])" office:value-type="float" office:value="7" calcext:value-type="float">
            <text:p>7</text:p>
          </table:table-cell>
          <table:table-cell table:formula="of:=LEN([.A11])" office:value-type="float" office:value="31" calcext:value-type="float">
            <text:p>31</text:p>
          </table:table-cell>
          <table:table-cell table:formula="of:=[.D11]-[.C11]-3" office:value-type="float" office:value="21" calcext:value-type="float">
            <text:p>21</text:p>
          </table:table-cell>
          <table:table-cell table:formula="of:=&quot;&quot;&quot;&quot;&amp;[.B11]&amp;&quot;&quot;&quot;,&quot;" office:value-type="string" office:string-value="&quot;Relative Humidity (%)&quot;," calcext:value-type="string">
            <text:p>"Relative Humidity (%)",</text:p>
          </table:table-cell>
        </table:table-row>
        <table:table-row table:style-name="ro1">
          <table:table-cell office:value-type="string" calcext:value-type="string">
            <text:p>vappr: - <text:s/>Vapour Pressure (hPa)</text:p>
          </table:table-cell>
          <table:table-cell table:formula="of:=RIGHT([.A12]; [.E12])" office:value-type="string" office:string-value="Vapour Pressure (hPa)" calcext:value-type="string">
            <text:p>Vapour Pressure (hPa)</text:p>
          </table:table-cell>
          <table:table-cell table:formula="of:=FIND(&quot; - &quot;; [.A12])" office:value-type="float" office:value="7" calcext:value-type="float">
            <text:p>7</text:p>
          </table:table-cell>
          <table:table-cell table:formula="of:=LEN([.A12])" office:value-type="float" office:value="31" calcext:value-type="float">
            <text:p>31</text:p>
          </table:table-cell>
          <table:table-cell table:formula="of:=[.D12]-[.C12]-3" office:value-type="float" office:value="21" calcext:value-type="float">
            <text:p>21</text:p>
          </table:table-cell>
          <table:table-cell table:formula="of:=&quot;&quot;&quot;&quot;&amp;[.B12]&amp;&quot;&quot;&quot;,&quot;" office:value-type="string" office:string-value="&quot;Vapour Pressure (hPa)&quot;," calcext:value-type="string">
            <text:p>"Vapour Pressure (hPa)",</text:p>
          </table:table-cell>
        </table:table-row>
        <table:table-row table:style-name="ro1">
          <table:table-cell office:value-type="string" calcext:value-type="string">
            <text:p>msl: <text:s text:c="2"/>- <text:s/>Mean Sea Level Pressure (hPa)</text:p>
          </table:table-cell>
          <table:table-cell table:formula="of:=RIGHT([.A13]; [.E13])" office:value-type="string" office:string-value="Mean Sea Level Pressure (hPa)" calcext:value-type="string">
            <text:p>Mean Sea Level Pressure (hPa)</text:p>
          </table:table-cell>
          <table:table-cell table:formula="of:=FIND(&quot; - &quot;; [.A13])" office:value-type="float" office:value="7" calcext:value-type="float">
            <text:p>7</text:p>
          </table:table-cell>
          <table:table-cell table:formula="of:=LEN([.A13])" office:value-type="float" office:value="39" calcext:value-type="float">
            <text:p>39</text:p>
          </table:table-cell>
          <table:table-cell table:formula="of:=[.D13]-[.C13]-3" office:value-type="float" office:value="29" calcext:value-type="float">
            <text:p>29</text:p>
          </table:table-cell>
          <table:table-cell table:formula="of:=&quot;&quot;&quot;&quot;&amp;[.B13]&amp;&quot;&quot;&quot;,&quot;" office:value-type="string" office:string-value="&quot;Mean Sea Level Pressure (hPa)&quot;," calcext:value-type="string">
            <text:p>"Mean Sea Level Pressure (hPa)",</text:p>
          </table:table-cell>
        </table:table-row>
        <table:table-row table:style-name="ro1">
          <table:table-cell office:value-type="string" calcext:value-type="string">
            <text:p>wdsp: <text:s/>- <text:s/>Mean Wind Speed (knot)</text:p>
          </table:table-cell>
          <table:table-cell table:formula="of:=RIGHT([.A14]; [.E14])" office:value-type="string" office:string-value="Mean Wind Speed (knot)" calcext:value-type="string">
            <text:p>Mean Wind Speed (knot)</text:p>
          </table:table-cell>
          <table:table-cell table:formula="of:=FIND(&quot; - &quot;; [.A14])" office:value-type="float" office:value="7" calcext:value-type="float">
            <text:p>7</text:p>
          </table:table-cell>
          <table:table-cell table:formula="of:=LEN([.A14])" office:value-type="float" office:value="32" calcext:value-type="float">
            <text:p>32</text:p>
          </table:table-cell>
          <table:table-cell table:formula="of:=[.D14]-[.C14]-3" office:value-type="float" office:value="22" calcext:value-type="float">
            <text:p>22</text:p>
          </table:table-cell>
          <table:table-cell table:formula="of:=&quot;&quot;&quot;&quot;&amp;[.B14]&amp;&quot;&quot;&quot;,&quot;" office:value-type="string" office:string-value="&quot;Mean Wind Speed (knot)&quot;," calcext:value-type="string">
            <text:p>"Mean Wind Speed (knot)",</text:p>
          </table:table-cell>
        </table:table-row>
        <table:table-row table:style-name="ro1">
          <table:table-cell office:value-type="string" calcext:value-type="string">
            <text:p>wddir: - <text:s/>Predominant Wind Direction (degree)</text:p>
          </table:table-cell>
          <table:table-cell table:formula="of:=RIGHT([.A15]; [.E15])" office:value-type="string" office:string-value="Predominant Wind Direction (degree)" calcext:value-type="string">
            <text:p>Predominant Wind Direction (degree)</text:p>
          </table:table-cell>
          <table:table-cell table:formula="of:=FIND(&quot; - &quot;; [.A15])" office:value-type="float" office:value="7" calcext:value-type="float">
            <text:p>7</text:p>
          </table:table-cell>
          <table:table-cell table:formula="of:=LEN([.A15])" office:value-type="float" office:value="45" calcext:value-type="float">
            <text:p>45</text:p>
          </table:table-cell>
          <table:table-cell table:formula="of:=[.D15]-[.C15]-3" office:value-type="float" office:value="35" calcext:value-type="float">
            <text:p>35</text:p>
          </table:table-cell>
          <table:table-cell table:formula="of:=&quot;&quot;&quot;&quot;&amp;[.B15]&amp;&quot;&quot;&quot;,&quot;" office:value-type="string" office:string-value="&quot;Predominant Wind Direction (degree)&quot;," calcext:value-type="string">
            <text:p>"Predominant Wind Direction (degree)",</text:p>
          </table:table-cell>
        </table:table-row>
        <table:table-row table:style-name="ro1">
          <table:table-cell office:value-type="string" calcext:value-type="string">
            <text:p>ww: <text:s text:c="3"/>- <text:s/>Synop code for Present Weather</text:p>
          </table:table-cell>
          <table:table-cell table:formula="of:=RIGHT([.A16]; [.E16])" office:value-type="string" office:string-value="Synop code for Present Weather" calcext:value-type="string">
            <text:p>Synop code for Present Weather</text:p>
          </table:table-cell>
          <table:table-cell table:formula="of:=FIND(&quot; - &quot;; [.A16])" office:value-type="float" office:value="7" calcext:value-type="float">
            <text:p>7</text:p>
          </table:table-cell>
          <table:table-cell table:formula="of:=LEN([.A16])" office:value-type="float" office:value="40" calcext:value-type="float">
            <text:p>40</text:p>
          </table:table-cell>
          <table:table-cell table:formula="of:=[.D16]-[.C16]-3" office:value-type="float" office:value="30" calcext:value-type="float">
            <text:p>30</text:p>
          </table:table-cell>
          <table:table-cell table:formula="of:=&quot;&quot;&quot;&quot;&amp;[.B16]&amp;&quot;&quot;&quot;,&quot;" office:value-type="string" office:string-value="&quot;Synop code for Present Weather&quot;," calcext:value-type="string">
            <text:p>"Synop code for Present Weather",</text:p>
          </table:table-cell>
        </table:table-row>
        <table:table-row table:style-name="ro1">
          <table:table-cell office:value-type="string" calcext:value-type="string">
            <text:p>w: <text:s text:c="4"/>- <text:s/>Synop code for Past Weather</text:p>
          </table:table-cell>
          <table:table-cell table:formula="of:=RIGHT([.A17]; [.E17])" office:value-type="string" office:string-value="Synop code for Past Weather" calcext:value-type="string">
            <text:p>Synop code for Past Weather</text:p>
          </table:table-cell>
          <table:table-cell table:formula="of:=FIND(&quot; - &quot;; [.A17])" office:value-type="float" office:value="7" calcext:value-type="float">
            <text:p>7</text:p>
          </table:table-cell>
          <table:table-cell table:formula="of:=LEN([.A17])" office:value-type="float" office:value="37" calcext:value-type="float">
            <text:p>37</text:p>
          </table:table-cell>
          <table:table-cell table:formula="of:=[.D17]-[.C17]-3" office:value-type="float" office:value="27" calcext:value-type="float">
            <text:p>27</text:p>
          </table:table-cell>
          <table:table-cell table:formula="of:=&quot;&quot;&quot;&quot;&amp;[.B17]&amp;&quot;&quot;&quot;,&quot;" office:value-type="string" office:string-value="&quot;Synop code for Past Weather&quot;," calcext:value-type="string">
            <text:p>"Synop code for Past Weather",</text:p>
          </table:table-cell>
        </table:table-row>
        <table:table-row table:style-name="ro1">
          <table:table-cell office:value-type="string" calcext:value-type="string">
            <text:p>sun: <text:s text:c="2"/>- <text:s/>Sunshine duration (hours)</text:p>
          </table:table-cell>
          <table:table-cell table:formula="of:=RIGHT([.A18]; [.E18])" office:value-type="string" office:string-value="Sunshine duration (hours)" calcext:value-type="string">
            <text:p>Sunshine duration (hours)</text:p>
          </table:table-cell>
          <table:table-cell table:formula="of:=FIND(&quot; - &quot;; [.A18])" office:value-type="float" office:value="7" calcext:value-type="float">
            <text:p>7</text:p>
          </table:table-cell>
          <table:table-cell table:formula="of:=LEN([.A18])" office:value-type="float" office:value="35" calcext:value-type="float">
            <text:p>35</text:p>
          </table:table-cell>
          <table:table-cell table:formula="of:=[.D18]-[.C18]-3" office:value-type="float" office:value="25" calcext:value-type="float">
            <text:p>25</text:p>
          </table:table-cell>
          <table:table-cell table:formula="of:=&quot;&quot;&quot;&quot;&amp;[.B18]&amp;&quot;&quot;&quot;,&quot;" office:value-type="string" office:string-value="&quot;Sunshine duration (hours)&quot;," calcext:value-type="string">
            <text:p>"Sunshine duration (hours)",</text:p>
          </table:table-cell>
        </table:table-row>
        <table:table-row table:style-name="ro1">
          <table:table-cell office:value-type="string" calcext:value-type="string">
            <text:p>vis: <text:s text:c="2"/>- <text:s/>Visibility (m)</text:p>
          </table:table-cell>
          <table:table-cell table:formula="of:=RIGHT([.A19]; [.E19])" office:value-type="string" office:string-value="Visibility (m)" calcext:value-type="string">
            <text:p>Visibility (m)</text:p>
          </table:table-cell>
          <table:table-cell table:formula="of:=FIND(&quot; - &quot;; [.A19])" office:value-type="float" office:value="7" calcext:value-type="float">
            <text:p>7</text:p>
          </table:table-cell>
          <table:table-cell table:formula="of:=LEN([.A19])" office:value-type="float" office:value="24" calcext:value-type="float">
            <text:p>24</text:p>
          </table:table-cell>
          <table:table-cell table:formula="of:=[.D19]-[.C19]-3" office:value-type="float" office:value="14" calcext:value-type="float">
            <text:p>14</text:p>
          </table:table-cell>
          <table:table-cell table:formula="of:=&quot;&quot;&quot;&quot;&amp;[.B19]&amp;&quot;&quot;&quot;,&quot;" office:value-type="string" office:string-value="&quot;Visibility (m)&quot;," calcext:value-type="string">
            <text:p>"Visibility (m)",</text:p>
          </table:table-cell>
        </table:table-row>
        <table:table-row table:style-name="ro1">
          <table:table-cell office:value-type="string" calcext:value-type="string">
            <text:p>clht: <text:s/>- <text:s/>Cloud height (100's of ft) - 999 if none</text:p>
          </table:table-cell>
          <table:table-cell table:formula="of:=RIGHT([.A20]; [.E20])" office:value-type="string" office:string-value="Cloud height (100's of ft) - 999 if none" calcext:value-type="string">
            <text:p>Cloud height (100's of ft) - 999 if none</text:p>
          </table:table-cell>
          <table:table-cell table:formula="of:=FIND(&quot; - &quot;; [.A20])" office:value-type="float" office:value="7" calcext:value-type="float">
            <text:p>7</text:p>
          </table:table-cell>
          <table:table-cell table:formula="of:=LEN([.A20])" office:value-type="float" office:value="50" calcext:value-type="float">
            <text:p>50</text:p>
          </table:table-cell>
          <table:table-cell table:formula="of:=[.D20]-[.C20]-3" office:value-type="float" office:value="40" calcext:value-type="float">
            <text:p>40</text:p>
          </table:table-cell>
          <table:table-cell table:formula="of:=&quot;&quot;&quot;&quot;&amp;[.B20]&amp;&quot;&quot;&quot;,&quot;" office:value-type="string" office:string-value="&quot;Cloud height (100's of ft) - 999 if none&quot;," calcext:value-type="string">
            <text:p>"Cloud height (100's of ft) - 999 if none",</text:p>
          </table:table-cell>
        </table:table-row>
        <table:table-row table:style-name="ro1">
          <table:table-cell office:value-type="string" calcext:value-type="string">
            <text:p>clamt: - <text:s/>Cloud amount</text:p>
          </table:table-cell>
          <table:table-cell table:formula="of:=RIGHT([.A21]; [.E21])" office:value-type="string" office:string-value="Cloud amount" calcext:value-type="string">
            <text:p>Cloud amount</text:p>
          </table:table-cell>
          <table:table-cell table:formula="of:=FIND(&quot; - &quot;; [.A21])" office:value-type="float" office:value="7" calcext:value-type="float">
            <text:p>7</text:p>
          </table:table-cell>
          <table:table-cell table:formula="of:=LEN([.A21])" office:value-type="float" office:value="22" calcext:value-type="float">
            <text:p>22</text:p>
          </table:table-cell>
          <table:table-cell table:formula="of:=[.D21]-[.C21]-3" office:value-type="float" office:value="12" calcext:value-type="float">
            <text:p>12</text:p>
          </table:table-cell>
          <table:table-cell table:formula="of:=&quot;&quot;&quot;&quot;&amp;[.B21]&amp;&quot;&quot;&quot;,&quot;" office:value-type="string" office:string-value="&quot;Cloud amount&quot;," calcext:value-type="string">
            <text:p>"Cloud amount",</text:p>
          </table:table-cell>
        </table:table-row>
        <table:table-row table:style-name="ro1">
          <table:table-cell office:value-type="string" calcext:value-type="string">
            <text:p>ind: <text:s text:c="2"/>- <text:s/>Indicator</text:p>
          </table:table-cell>
          <table:table-cell table:formula="of:=RIGHT([.A22]; [.E22])" office:value-type="string" office:string-value="Indicator" calcext:value-type="string">
            <text:p>Indicator</text:p>
          </table:table-cell>
          <table:table-cell table:formula="of:=FIND(&quot; - &quot;; [.A22])" office:value-type="float" office:value="7" calcext:value-type="float">
            <text:p>7</text:p>
          </table:table-cell>
          <table:table-cell table:formula="of:=LEN([.A22])" office:value-type="float" office:value="19" calcext:value-type="float">
            <text:p>19</text:p>
          </table:table-cell>
          <table:table-cell table:formula="of:=[.D22]-[.C22]-3" office:value-type="float" office:value="9" calcext:value-type="float">
            <text:p>9</text:p>
          </table:table-cell>
          <table:table-cell table:formula="of:=&quot;&quot;&quot;&quot;&amp;[.B22]&amp;&quot;&quot;&quot;,&quot;" office:value-type="string" office:string-value="&quot;Indicator&quot;," calcext:value-type="string">
            <text:p>"Indicator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00:24:36.834815393</dc:date>
    <meta:editing-duration>PT1H47M32S</meta:editing-duration>
    <meta:editing-cycles>2</meta:editing-cycles>
    <meta:generator>LibreOffice/6.2.2.2$Linux_X86_64 LibreOffice_project/5daaa0e719eb4f073b63de04e0910785ad81fe7a</meta:generator>
    <meta:document-statistic meta:table-count="1" meta:cell-count="106" meta:object-count="0"/>
  </office:meta>
</office:document-meta>
</file>